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35.13mm"/>
    </style:style>
    <style:style style:name="co11" style:family="table-column">
      <style:table-column-properties fo:break-before="auto" style:column-width="79.43mm"/>
    </style:style>
    <style:style style:name="co4" style:family="table-column">
      <style:table-column-properties fo:break-before="auto" style:column-width="132.22mm"/>
    </style:style>
    <style:style style:name="co5" style:family="table-column">
      <style:table-column-properties fo:break-before="auto" style:column-width="91.3mm"/>
    </style:style>
    <style:style style:name="co6" style:family="table-column">
      <style:table-column-properties fo:break-before="auto" style:column-width="117.44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6.17mm"/>
    </style:style>
    <style:style style:name="co12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sting" table:style-name="ta1">
        <table:table-column table:style-name="co10" table:default-cell-style-name="ce2"/>
        <table:table-column table:style-name="co11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hostingsaurio.com/hosting-gratuito/" xlink:type="simple">https://hostingsaurio.com/hosting-gratuito/</text:a></text:p>
          </table:table-cell>
          <table:table-cell office:value-type="string" calcext:value-type="string">
            <text:p>como elegir uno</text:p>
          </table:table-cell>
        </table:table-row>
        <table:table-row table:style-name="ro1">
          <table:table-cell office:value-type="string" calcext:value-type="string">
            <text:p><text:a xlink:href="https://www.zoho.com/salesiq/?source=freelogo" xlink:type="simple">https://www.zoho.com/salesiq/?source=freelogo</text:a></text:p>
          </table:table-cell>
          <table:table-cell office:value-type="string" calcext:value-type="string">
            <text:p>Permite incorporar un chat</text:p>
          </table:table-cell>
        </table:table-row>
      </table:table>
      <table:table table:name="Negocio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sii.cl/portales/mipyme/guia_admemitidos.htm#a" xlink:type="simple">http://www.sii.cl/portales/mipyme/guia_admemitidos.htm#a</text:a></text:p>
          </table:table-cell>
          <table:table-cell office:value-type="string" calcext:value-type="string">
            <text:p>Explicación de procedimientos del S.I.I</text:p>
          </table:table-cell>
        </table:table-row>
      </table:table>
      <table:table table:name="json" table:style-name="ta1"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https://mindicador.cl/</text:p>
          </table:table-cell>
          <table:table-cell office:value-type="string" calcext:value-type="string">
            <text:p>instrumentos financieros</text:p>
          </table:table-cell>
        </table:table-row>
      </table:table>
      <table:table table:name="php" table:style-name="ta1"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s://www.codigonaranja.com/2018/crear-restful-web-service-php" xlink:type="simple">https://www.codigonaranja.com/2018/crear-restful-web-service-php</text:a></text:p>
          </table:table-cell>
          <table:table-cell office:value-type="string" calcext:value-type="string">
            <text:p>restful</text:p>
          </table:table-cell>
        </table:table-row>
        <table:table-row table:style-name="ro1">
          <table:table-cell table:style-name="ce2" office:value-type="string" calcext:value-type="string">
            <text:p><text:a xlink:href="https://www.youtube.com/watch?v=ZzK8CbxhEvM" xlink:type="simple">https://www.youtube.com/watch?v=ZzK8CbxhEvM</text:a></text:p>
          </table:table-cell>
          <table:table-cell office:value-type="string" calcext:value-type="string">
            <text:p>mysql php y flu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-00-0000</text:date>, <text:time style:data-style-name="N2" text:time-value="14:17:46.569130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5:05:04.477036113</meta:creation-date>
    <dc:date>2020-03-21T14:18:30.912126124</dc:date>
    <meta:editing-duration>PT5H34M20S</meta:editing-duration>
    <meta:editing-cycles>6</meta:editing-cycles>
    <meta:generator>LibreOffice/6.2.8.2$MacOSX_X86_64 LibreOffice_project/f82ddfca21ebc1e222a662a32b25c0c9d20169ee</meta:generator>
    <meta:document-statistic meta:table-count="4" meta:cell-count="12" meta:object-count="0"/>
    <meta:user-defined meta:name=""/>
  </office:meta>
</office:document-meta>
</file>